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fo:font-size="26pt" style:font-size-asian="26pt" style:font-size-complex="2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8cm" svg:x="12.089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3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xml:id="id1" draw:id="id1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508cm" svg:height="1.322cm" svg:x="7.507cm" svg:y="8.753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>19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>21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connector draw:style-name="gr7" draw:text-style-name="P8" draw:layer="layout" draw:type="curve" svg:x1="2.261cm" svg:y1="10.075cm" svg:x2="8.261cm" svg:y2="10.075cm" draw:start-shape="id1" draw:start-glue-point="2" draw:end-shape="id2" draw:end-glue-point="2" svg:d="M2261 10075c0 751 6000 751 6000 0" svg:viewBox="0 0 6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30:36.581047630</dc:date>
    <dc:creator>elucterio </dc:creator>
    <meta:editing-duration>PT9H25M17S</meta:editing-duration>
    <meta:editing-cycles>16</meta:editing-cycles>
    <meta:generator>LibreOffice/4.2.8.2$Linux_X86_64 LibreOffice_project/420m0$Build-2</meta:generator>
    <meta:document-statistic meta:object-count="52"/>
  </office:meta>
</office:document-meta>
</file>